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font-face-decls>
    <style:font-face style:name="Calibri" svg:font-family="Calibri"/>
  </office:font-face-decls>
  <office:automatic-styles>
    <style:style style:name="ce1" style:family="table-cell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scripts/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a" table:style-name="ta1">
        <table:table-row table:style-name="ro1">
          <table:table-cell table:style-name="ce1" office:value-type="string">
            <text:p>Tabela 354 - Número de municípios, total e os com ocorrência de doenças associadas ao saneamento básico, por tipo de doença</text:p>
          </table:table-cell>
        </table:table-row>
        <table:table-row table:style-name="ro1">
          <table:table-cell table:style-name="ce1" office:value-type="string">
            <text:p>Variável - Municípios com ocorrência de doenças associadas ao saneamento básico (Unidades)</text:p>
          </table:table-cell>
        </table:table-row>
        <table:table-row table:style-name="ro1">
          <table:table-cell table:style-name="ce1" office:value-type="string">
            <text:p>Brasil, Grande Região e UF</text:p>
          </table:table-cell>
          <table:table-cell table:style-name="ce1" office:value-type="string">
            <text:p>Ano x Tipo de doença</text:p>
          </table:table-cell>
        </table:table-row>
        <table:table-row table:style-name="ro1">
          <table:table-cell table:style-name="ce1" office:value-type="string">
            <text:p/>
          </table:table-cell>
          <table:table-cell table:style-name="ce1" office:value-type="float" office:value="2008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Total geral de municípios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Diarréia</text:p>
          </table:table-cell>
          <table:table-cell table:style-name="ce1" office:value-type="string">
            <text:p>Leptospirose</text:p>
          </table:table-cell>
          <table:table-cell table:style-name="ce1" office:value-type="string">
            <text:p>Verminoses</text:p>
          </table:table-cell>
          <table:table-cell table:style-name="ce1" office:value-type="string">
            <text:p>Cólera</text:p>
          </table:table-cell>
          <table:table-cell table:style-name="ce1" office:value-type="string">
            <text:p>Difteria</text:p>
          </table:table-cell>
          <table:table-cell table:style-name="ce1" office:value-type="string">
            <text:p>Dengue</text:p>
          </table:table-cell>
          <table:table-cell table:style-name="ce1" office:value-type="string">
            <text:p>Tifo</text:p>
          </table:table-cell>
          <table:table-cell table:style-name="ce1" office:value-type="string">
            <text:p>Malária</text:p>
          </table:table-cell>
          <table:table-cell table:style-name="ce1" office:value-type="string">
            <text:p>Hepatite</text:p>
          </table:table-cell>
          <table:table-cell table:style-name="ce1" office:value-type="string">
            <text:p>Febre amarela</text:p>
          </table:table-cell>
          <table:table-cell table:style-name="ce1" office:value-type="string">
            <text:p>Dermatite</text:p>
          </table:table-cell>
          <table:table-cell table:style-name="ce1" office:value-type="string">
            <text:p>Doença do aparelho respiratório</text:p>
          </table:table-cell>
          <table:table-cell table:style-name="ce1" office:value-type="string">
            <text:p>Outra</text:p>
          </table:table-cell>
        </table:table-row>
        <table:table-row table:style-name="ro1">
          <table:table-cell table:style-name="ce1" office:value-type="string">
            <text:p>Brasil</text:p>
          </table:table-cell>
          <table:table-cell table:style-name="ce1" office:value-type="float" office:value="5564"/>
          <table:table-cell table:style-name="ce1" office:value-type="float" office:value="2245"/>
          <table:table-cell table:style-name="ce1" office:value-type="float" office:value="1517"/>
          <table:table-cell table:style-name="ce1" office:value-type="float" office:value="197"/>
          <table:table-cell table:style-name="ce1" office:value-type="float" office:value="1394"/>
          <table:table-cell table:style-name="ce1" office:value-type="float" office:value="54"/>
          <table:table-cell table:style-name="ce1" office:value-type="float" office:value="65"/>
          <table:table-cell table:style-name="ce1" office:value-type="float" office:value="1547"/>
          <table:table-cell table:style-name="ce1" office:value-type="float" office:value="26"/>
          <table:table-cell table:style-name="ce1" office:value-type="float" office:value="159"/>
          <table:table-cell table:style-name="ce1" office:value-type="float" office:value="527"/>
          <table:table-cell table:style-name="ce1" office:value-type="float" office:value="46"/>
          <table:table-cell table:style-name="ce1" office:value-type="float" office:value="452"/>
          <table:table-cell table:style-name="ce1" office:value-type="float" office:value="655"/>
          <table:table-cell table:style-name="ce1" office:value-type="float" office:value="164"/>
        </table:table-row>
        <table:table-row table:style-name="ro1">
          <table:table-cell table:style-name="ce1" office:value-type="string">
            <text:p>  Norte</text:p>
          </table:table-cell>
          <table:table-cell table:style-name="ce1" office:value-type="float" office:value="449"/>
          <table:table-cell table:style-name="ce1" office:value-type="float" office:value="304"/>
          <table:table-cell table:style-name="ce1" office:value-type="float" office:value="223"/>
          <table:table-cell table:style-name="ce1" office:value-type="float" office:value="20"/>
          <table:table-cell table:style-name="ce1" office:value-type="float" office:value="206"/>
          <table:table-cell table:style-name="ce1" office:value-type="float" office:value="5"/>
          <table:table-cell table:style-name="ce1" office:value-type="float" office:value="12"/>
          <table:table-cell table:style-name="ce1" office:value-type="float" office:value="198"/>
          <table:table-cell table:style-name="ce1" office:value-type="float" office:value="12"/>
          <table:table-cell table:style-name="ce1" office:value-type="float" office:value="114"/>
          <table:table-cell table:style-name="ce1" office:value-type="float" office:value="87"/>
          <table:table-cell table:style-name="ce1" office:value-type="float" office:value="10"/>
          <table:table-cell table:style-name="ce1" office:value-type="float" office:value="65"/>
          <table:table-cell table:style-name="ce1" office:value-type="float" office:value="87"/>
          <table:table-cell table:style-name="ce1" office:value-type="float" office:value="25"/>
        </table:table-row>
        <table:table-row table:style-name="ro1">
          <table:table-cell table:style-name="ce1" office:value-type="string">
            <text:p>    Rondônia</text:p>
          </table:table-cell>
          <table:table-cell table:style-name="ce1" office:value-type="float" office:value="52"/>
          <table:table-cell table:style-name="ce1" office:value-type="float" office:value="42"/>
          <table:table-cell table:style-name="ce1" office:value-type="float" office:value="27"/>
          <table:table-cell table:style-name="ce1" office:value-type="string">
            <text:p>-</text:p>
          </table:table-cell>
          <table:table-cell table:style-name="ce1" office:value-type="float" office:value="28"/>
          <table:table-cell table:style-name="ce1" office:value-type="float" office:value="2"/>
          <table:table-cell table:style-name="ce1" office:value-type="string">
            <text:p>-</text:p>
          </table:table-cell>
          <table:table-cell table:style-name="ce1" office:value-type="float" office:value="29"/>
          <table:table-cell table:style-name="ce1" office:value-type="string">
            <text:p>-</text:p>
          </table:table-cell>
          <table:table-cell table:style-name="ce1" office:value-type="float" office:value="8"/>
          <table:table-cell table:style-name="ce1" office:value-type="float" office:value="3"/>
          <table:table-cell table:style-name="ce1" office:value-type="float" office:value="1"/>
          <table:table-cell table:style-name="ce1" office:value-type="float" office:value="7"/>
          <table:table-cell table:style-name="ce1" office:value-type="float" office:value="5"/>
          <table:table-cell table:style-name="ce1" office:value-type="float" office:value="4"/>
        </table:table-row>
        <table:table-row table:style-name="ro1">
          <table:table-cell table:style-name="ce1" office:value-type="string">
            <text:p>    Acre</text:p>
          </table:table-cell>
          <table:table-cell table:style-name="ce1" office:value-type="float" office:value="22"/>
          <table:table-cell table:style-name="ce1" office:value-type="float" office:value="17"/>
          <table:table-cell table:style-name="ce1" office:value-type="float" office:value="16"/>
          <table:table-cell table:style-name="ce1" office:value-type="float" office:value="2"/>
          <table:table-cell table:style-name="ce1" office:value-type="float" office:value="16"/>
          <table:table-cell table:style-name="ce1" office:value-type="string">
            <text:p>-</text:p>
          </table:table-cell>
          <table:table-cell table:style-name="ce1" office:value-type="string">
            <text:p>-</text:p>
          </table:table-cell>
          <table:table-cell table:style-name="ce1" office:value-type="float" office:value="6"/>
          <table:table-cell table:style-name="ce1" office:value-type="string">
            <text:p>-</text:p>
          </table:table-cell>
          <table:table-cell table:style-name="ce1" office:value-type="float" office:value="10"/>
          <table:table-cell table:style-name="ce1" office:value-type="float" office:value="10"/>
          <table:table-cell table:style-name="ce1" office:value-type="string">
            <text:p>-</text:p>
          </table:table-cell>
          <table:table-cell table:style-name="ce1" office:value-type="float" office:value="2"/>
          <table:table-cell table:style-name="ce1" office:value-type="float" office:value="11"/>
          <table:table-cell table:style-name="ce1" office:value-type="string">
            <text:p>-</text:p>
          </table:table-cell>
        </table:table-row>
        <table:table-row table:style-name="ro1">
          <table:table-cell table:style-name="ce1" office:value-type="string">
            <text:p>    Amazonas</text:p>
          </table:table-cell>
          <table:table-cell table:style-name="ce1" office:value-type="float" office:value="62"/>
          <table:table-cell table:style-name="ce1" office:value-type="float" office:value="45"/>
          <table:table-cell table:style-name="ce1" office:value-type="float" office:value="36"/>
          <table:table-cell table:style-name="ce1" office:value-type="float" office:value="1"/>
          <table:table-cell table:style-name="ce1" office:value-type="float" office:value="36"/>
          <table:table-cell table:style-name="ce1" office:value-type="float" office:value="2"/>
          <table:table-cell table:style-name="ce1" office:value-type="float" office:value="1"/>
          <table:table-cell table:style-name="ce1" office:value-type="float" office:value="12"/>
          <table:table-cell table:style-name="ce1" office:value-type="float" office:value="1"/>
          <table:table-cell table:style-name="ce1" office:value-type="float" office:value="28"/>
          <table:table-cell table:style-name="ce1" office:value-type="float" office:value="20"/>
          <table:table-cell table:style-name="ce1" office:value-type="float" office:value="4"/>
          <table:table-cell table:style-name="ce1" office:value-type="float" office:value="11"/>
          <table:table-cell table:style-name="ce1" office:value-type="float" office:value="13"/>
          <table:table-cell table:style-name="ce1" office:value-type="float" office:value="1"/>
        </table:table-row>
        <table:table-row table:style-name="ro1">
          <table:table-cell table:style-name="ce1" office:value-type="string">
            <text:p>    Roraima</text:p>
          </table:table-cell>
          <table:table-cell table:style-name="ce1" office:value-type="float" office:value="15"/>
          <table:table-cell table:style-name="ce1" office:value-type="float" office:value="9"/>
          <table:table-cell table:style-name="ce1" office:value-type="float" office:value="2"/>
          <table:table-cell table:style-name="ce1" office:value-type="string">
            <text:p>-</text:p>
          </table:table-cell>
          <table:table-cell table:style-name="ce1" office:value-type="float" office:value="3"/>
          <table:table-cell table:style-name="ce1" office:value-type="string">
            <text:p>-</text:p>
          </table:table-cell>
          <table:table-cell table:style-name="ce1" office:value-type="float" office:value="1"/>
          <table:table-cell table:style-name="ce1" office:value-type="float" office:value="8"/>
          <table:table-cell table:style-name="ce1" office:value-type="string">
            <text:p>-</text:p>
          </table:table-cell>
          <table:table-cell table:style-name="ce1" office:value-type="float" office:value="6"/>
          <table:table-cell table:style-name="ce1" office:value-type="string">
            <text:p>-</text:p>
          </table:table-cell>
          <table:table-cell table:style-name="ce1" office:value-type="string">
            <text:p>-</text:p>
          </table:table-cell>
          <table:table-cell table:style-name="ce1" office:value-type="string">
            <text:p>-</text:p>
          </table:table-cell>
          <table:table-cell table:style-name="ce1" office:value-type="string">
            <text:p>-</text:p>
          </table:table-cell>
          <table:table-cell table:style-name="ce1" office:value-type="string">
            <text:p>-</text:p>
          </table:table-cell>
        </table:table-row>
        <table:table-row table:style-name="ro1">
          <table:table-cell table:style-name="ce1" office:value-type="string">
            <text:p>    Pará</text:p>
          </table:table-cell>
          <table:table-cell table:style-name="ce1" office:value-type="float" office:value="143"/>
          <table:table-cell table:style-name="ce1" office:value-type="float" office:value="109"/>
          <table:table-cell table:style-name="ce1" office:value-type="float" office:value="91"/>
          <table:table-cell table:style-name="ce1" office:value-type="float" office:value="16"/>
          <table:table-cell table:style-name="ce1" office:value-type="float" office:value="85"/>
          <table:table-cell table:style-name="ce1" office:value-type="string">
            <text:p>-</text:p>
          </table:table-cell>
          <table:table-cell table:style-name="ce1" office:value-type="float" office:value="10"/>
          <table:table-cell table:style-name="ce1" office:value-type="float" office:value="75"/>
          <table:table-cell table:style-name="ce1" office:value-type="float" office:value="10"/>
          <table:table-cell table:style-name="ce1" office:value-type="float" office:value="50"/>
          <table:table-cell table:style-name="ce1" office:value-type="float" office:value="40"/>
          <table:table-cell table:style-name="ce1" office:value-type="float" office:value="5"/>
          <table:table-cell table:style-name="ce1" office:value-type="float" office:value="33"/>
          <table:table-cell table:style-name="ce1" office:value-type="float" office:value="38"/>
          <table:table-cell table:style-name="ce1" office:value-type="float" office:value="16"/>
        </table:table-row>
        <table:table-row table:style-name="ro1">
          <table:table-cell table:style-name="ce1" office:value-type="string">
            <text:p>    Amapá</text:p>
          </table:table-cell>
          <table:table-cell table:style-name="ce1" office:value-type="float" office:value="16"/>
          <table:table-cell table:style-name="ce1" office:value-type="float" office:value="15"/>
          <table:table-cell table:style-name="ce1" office:value-type="float" office:value="15"/>
          <table:table-cell table:style-name="ce1" office:value-type="string">
            <text:p>-</text:p>
          </table:table-cell>
          <table:table-cell table:style-name="ce1" office:value-type="float" office:value="15"/>
          <table:table-cell table:style-name="ce1" office:value-type="string">
            <text:p>-</text:p>
          </table:table-cell>
          <table:table-cell table:style-name="ce1" office:value-type="string">
            <text:p>-</text:p>
          </table:table-cell>
          <table:table-cell table:style-name="ce1" office:value-type="float" office:value="3"/>
          <table:table-cell table:style-name="ce1" office:value-type="float" office:value="1"/>
          <table:table-cell table:style-name="ce1" office:value-type="float" office:value="12"/>
          <table:table-cell table:style-name="ce1" office:value-type="float" office:value="6"/>
          <table:table-cell table:style-name="ce1" office:value-type="string">
            <text:p>-</text:p>
          </table:table-cell>
          <table:table-cell table:style-name="ce1" office:value-type="float" office:value="6"/>
          <table:table-cell table:style-name="ce1" office:value-type="float" office:value="12"/>
          <table:table-cell table:style-name="ce1" office:value-type="float" office:value="2"/>
        </table:table-row>
        <table:table-row table:style-name="ro1">
          <table:table-cell table:style-name="ce1" office:value-type="string">
            <text:p>    Tocantins</text:p>
          </table:table-cell>
          <table:table-cell table:style-name="ce1" office:value-type="float" office:value="139"/>
          <table:table-cell table:style-name="ce1" office:value-type="float" office:value="67"/>
          <table:table-cell table:style-name="ce1" office:value-type="float" office:value="36"/>
          <table:table-cell table:style-name="ce1" office:value-type="float" office:value="1"/>
          <table:table-cell table:style-name="ce1" office:value-type="float" office:value="23"/>
          <table:table-cell table:style-name="ce1" office:value-type="float" office:value="1"/>
          <table:table-cell table:style-name="ce1" office:value-type="string">
            <text:p>-</text:p>
          </table:table-cell>
          <table:table-cell table:style-name="ce1" office:value-type="float" office:value="65"/>
          <table:table-cell table:style-name="ce1" office:value-type="string">
            <text:p>-</text:p>
          </table:table-cell>
          <table:table-cell table:style-name="ce1" office:value-type="string">
            <text:p>-</text:p>
          </table:table-cell>
          <table:table-cell table:style-name="ce1" office:value-type="float" office:value="8"/>
          <table:table-cell table:style-name="ce1" office:value-type="string">
            <text:p>-</text:p>
          </table:table-cell>
          <table:table-cell table:style-name="ce1" office:value-type="float" office:value="6"/>
          <table:table-cell table:style-name="ce1" office:value-type="float" office:value="8"/>
          <table:table-cell table:style-name="ce1" office:value-type="float" office:value="2"/>
        </table:table-row>
        <table:table-row table:style-name="ro1">
          <table:table-cell table:style-name="ce1" office:value-type="string">
            <text:p>  Nordeste</text:p>
          </table:table-cell>
          <table:table-cell table:style-name="ce1" office:value-type="float" office:value="1793"/>
          <table:table-cell table:style-name="ce1" office:value-type="float" office:value="1096"/>
          <table:table-cell table:style-name="ce1" office:value-type="float" office:value="753"/>
          <table:table-cell table:style-name="ce1" office:value-type="float" office:value="84"/>
          <table:table-cell table:style-name="ce1" office:value-type="float" office:value="701"/>
          <table:table-cell table:style-name="ce1" office:value-type="float" office:value="35"/>
          <table:table-cell table:style-name="ce1" office:value-type="float" office:value="30"/>
          <table:table-cell table:style-name="ce1" office:value-type="float" office:value="879"/>
          <table:table-cell table:style-name="ce1" office:value-type="float" office:value="8"/>
          <table:table-cell table:style-name="ce1" office:value-type="float" office:value="30"/>
          <table:table-cell table:style-name="ce1" office:value-type="float" office:value="239"/>
          <table:table-cell table:style-name="ce1" office:value-type="float" office:value="14"/>
          <table:table-cell table:style-name="ce1" office:value-type="float" office:value="227"/>
          <table:table-cell table:style-name="ce1" office:value-type="float" office:value="356"/>
          <table:table-cell table:style-name="ce1" office:value-type="float" office:value="77"/>
        </table:table-row>
        <table:table-row table:style-name="ro1">
          <table:table-cell table:style-name="ce1" office:value-type="string">
            <text:p>    Maranhão</text:p>
          </table:table-cell>
          <table:table-cell table:style-name="ce1" office:value-type="float" office:value="217"/>
          <table:table-cell table:style-name="ce1" office:value-type="float" office:value="121"/>
          <table:table-cell table:style-name="ce1" office:value-type="float" office:value="90"/>
          <table:table-cell table:style-name="ce1" office:value-type="float" office:value="8"/>
          <table:table-cell table:style-name="ce1" office:value-type="float" office:value="84"/>
          <table:table-cell table:style-name="ce1" office:value-type="float" office:value="9"/>
          <table:table-cell table:style-name="ce1" office:value-type="float" office:value="3"/>
          <table:table-cell table:style-name="ce1" office:value-type="float" office:value="85"/>
          <table:table-cell table:style-name="ce1" office:value-type="float" office:value="4"/>
          <table:table-cell table:style-name="ce1" office:value-type="float" office:value="25"/>
          <table:table-cell table:style-name="ce1" office:value-type="float" office:value="28"/>
          <table:table-cell table:style-name="ce1" office:value-type="float" office:value="10"/>
          <table:table-cell table:style-name="ce1" office:value-type="float" office:value="10"/>
          <table:table-cell table:style-name="ce1" office:value-type="float" office:value="45"/>
          <table:table-cell table:style-name="ce1" office:value-type="float" office:value="18"/>
        </table:table-row>
        <table:table-row table:style-name="ro1">
          <table:table-cell table:style-name="ce1" office:value-type="string">
            <text:p>    Piauí</text:p>
          </table:table-cell>
          <table:table-cell table:style-name="ce1" office:value-type="float" office:value="223"/>
          <table:table-cell table:style-name="ce1" office:value-type="float" office:value="92"/>
          <table:table-cell table:style-name="ce1" office:value-type="float" office:value="64"/>
          <table:table-cell table:style-name="ce1" office:value-type="float" office:value="1"/>
          <table:table-cell table:style-name="ce1" office:value-type="float" office:value="54"/>
          <table:table-cell table:style-name="ce1" office:value-type="float" office:value="1"/>
          <table:table-cell table:style-name="ce1" office:value-type="float" office:value="2"/>
          <table:table-cell table:style-name="ce1" office:value-type="float" office:value="59"/>
          <table:table-cell table:style-name="ce1" office:value-type="string">
            <text:p>-</text:p>
          </table:table-cell>
          <table:table-cell table:style-name="ce1" office:value-type="string">
            <text:p>-</text:p>
          </table:table-cell>
          <table:table-cell table:style-name="ce1" office:value-type="float" office:value="8"/>
          <table:table-cell table:style-name="ce1" office:value-type="string">
            <text:p>-</text:p>
          </table:table-cell>
          <table:table-cell table:style-name="ce1" office:value-type="float" office:value="8"/>
          <table:table-cell table:style-name="ce1" office:value-type="float" office:value="25"/>
          <table:table-cell table:style-name="ce1" office:value-type="float" office:value="3"/>
        </table:table-row>
        <table:table-row table:style-name="ro1">
          <table:table-cell table:style-name="ce1" office:value-type="string">
            <text:p>    Ceará</text:p>
          </table:table-cell>
          <table:table-cell table:style-name="ce1" office:value-type="float" office:value="184"/>
          <table:table-cell table:style-name="ce1" office:value-type="float" office:value="99"/>
          <table:table-cell table:style-name="ce1" office:value-type="float" office:value="66"/>
          <table:table-cell table:style-name="ce1" office:value-type="float" office:value="12"/>
          <table:table-cell table:style-name="ce1" office:value-type="float" office:value="58"/>
          <table:table-cell table:style-name="ce1" office:value-type="string">
            <text:p>-</text:p>
          </table:table-cell>
          <table:table-cell table:style-name="ce1" office:value-type="float" office:value="2"/>
          <table:table-cell table:style-name="ce1" office:value-type="float" office:value="86"/>
          <table:table-cell table:style-name="ce1" office:value-type="string">
            <text:p>-</text:p>
          </table:table-cell>
          <table:table-cell table:style-name="ce1" office:value-type="string">
            <text:p>-</text:p>
          </table:table-cell>
          <table:table-cell table:style-name="ce1" office:value-type="float" office:value="22"/>
          <table:table-cell table:style-name="ce1" office:value-type="string">
            <text:p>-</text:p>
          </table:table-cell>
          <table:table-cell table:style-name="ce1" office:value-type="float" office:value="19"/>
          <table:table-cell table:style-name="ce1" office:value-type="float" office:value="35"/>
          <table:table-cell table:style-name="ce1" office:value-type="float" office:value="5"/>
        </table:table-row>
        <table:table-row table:style-name="ro1">
          <table:table-cell table:style-name="ce1" office:value-type="string">
            <text:p>    Rio Grande do Norte</text:p>
          </table:table-cell>
          <table:table-cell table:style-name="ce1" office:value-type="float" office:value="167"/>
          <table:table-cell table:style-name="ce1" office:value-type="float" office:value="111"/>
          <table:table-cell table:style-name="ce1" office:value-type="float" office:value="74"/>
          <table:table-cell table:style-name="ce1" office:value-type="float" office:value="2"/>
          <table:table-cell table:style-name="ce1" office:value-type="float" office:value="55"/>
          <table:table-cell table:style-name="ce1" office:value-type="float" office:value="3"/>
          <table:table-cell table:style-name="ce1" office:value-type="float" office:value="1"/>
          <table:table-cell table:style-name="ce1" office:value-type="float" office:value="103"/>
          <table:table-cell table:style-name="ce1" office:value-type="string">
            <text:p>-</text:p>
          </table:table-cell>
          <table:table-cell table:style-name="ce1" office:value-type="string">
            <text:p>-</text:p>
          </table:table-cell>
          <table:table-cell table:style-name="ce1" office:value-type="float" office:value="17"/>
          <table:table-cell table:style-name="ce1" office:value-type="string">
            <text:p>-</text:p>
          </table:table-cell>
          <table:table-cell table:style-name="ce1" office:value-type="float" office:value="8"/>
          <table:table-cell table:style-name="ce1" office:value-type="float" office:value="39"/>
          <table:table-cell table:style-name="ce1" office:value-type="float" office:value="4"/>
        </table:table-row>
        <table:table-row table:style-name="ro1">
          <table:table-cell table:style-name="ce1" office:value-type="string">
            <text:p>    Paraíba</text:p>
          </table:table-cell>
          <table:table-cell table:style-name="ce1" office:value-type="float" office:value="223"/>
          <table:table-cell table:style-name="ce1" office:value-type="float" office:value="152"/>
          <table:table-cell table:style-name="ce1" office:value-type="float" office:value="110"/>
          <table:table-cell table:style-name="ce1" office:value-type="float" office:value="3"/>
          <table:table-cell table:style-name="ce1" office:value-type="float" office:value="82"/>
          <table:table-cell table:style-name="ce1" office:value-type="float" office:value="2"/>
          <table:table-cell table:style-name="ce1" office:value-type="float" office:value="1"/>
          <table:table-cell table:style-name="ce1" office:value-type="float" office:value="135"/>
          <table:table-cell table:style-name="ce1" office:value-type="string">
            <text:p>-</text:p>
          </table:table-cell>
          <table:table-cell table:style-name="ce1" office:value-type="float" office:value="1"/>
          <table:table-cell table:style-name="ce1" office:value-type="float" office:value="14"/>
          <table:table-cell table:style-name="ce1" office:value-type="string">
            <text:p>-</text:p>
          </table:table-cell>
          <table:table-cell table:style-name="ce1" office:value-type="float" office:value="28"/>
          <table:table-cell table:style-name="ce1" office:value-type="float" office:value="22"/>
          <table:table-cell table:style-name="ce1" office:value-type="float" office:value="1"/>
        </table:table-row>
        <table:table-row table:style-name="ro1">
          <table:table-cell table:style-name="ce1" office:value-type="string">
            <text:p>    Pernambuco</text:p>
          </table:table-cell>
          <table:table-cell table:style-name="ce1" office:value-type="float" office:value="185"/>
          <table:table-cell table:style-name="ce1" office:value-type="float" office:value="121"/>
          <table:table-cell table:style-name="ce1" office:value-type="float" office:value="88"/>
          <table:table-cell table:style-name="ce1" office:value-type="float" office:value="18"/>
          <table:table-cell table:style-name="ce1" office:value-type="float" office:value="88"/>
          <table:table-cell table:style-name="ce1" office:value-type="float" office:value="8"/>
          <table:table-cell table:style-name="ce1" office:value-type="float" office:value="10"/>
          <table:table-cell table:style-name="ce1" office:value-type="float" office:value="90"/>
          <table:table-cell table:style-name="ce1" office:value-type="float" office:value="2"/>
          <table:table-cell table:style-name="ce1" office:value-type="float" office:value="2"/>
          <table:table-cell table:style-name="ce1" office:value-type="float" office:value="44"/>
          <table:table-cell table:style-name="ce1" office:value-type="float" office:value="1"/>
          <table:table-cell table:style-name="ce1" office:value-type="float" office:value="40"/>
          <table:table-cell table:style-name="ce1" office:value-type="float" office:value="53"/>
          <table:table-cell table:style-name="ce1" office:value-type="float" office:value="14"/>
        </table:table-row>
        <table:table-row table:style-name="ro1">
          <table:table-cell table:style-name="ce1" office:value-type="string">
            <text:p>    Alagoas</text:p>
          </table:table-cell>
          <table:table-cell table:style-name="ce1" office:value-type="float" office:value="102"/>
          <table:table-cell table:style-name="ce1" office:value-type="float" office:value="71"/>
          <table:table-cell table:style-name="ce1" office:value-type="float" office:value="58"/>
          <table:table-cell table:style-name="ce1" office:value-type="float" office:value="12"/>
          <table:table-cell table:style-name="ce1" office:value-type="float" office:value="57"/>
          <table:table-cell table:style-name="ce1" office:value-type="float" office:value="6"/>
          <table:table-cell table:style-name="ce1" office:value-type="float" office:value="3"/>
          <table:table-cell table:style-name="ce1" office:value-type="float" office:value="51"/>
          <table:table-cell table:style-name="ce1" office:value-type="string">
            <text:p>-</text:p>
          </table:table-cell>
          <table:table-cell table:style-name="ce1" office:value-type="string">
            <text:p>-</text:p>
          </table:table-cell>
          <table:table-cell table:style-name="ce1" office:value-type="float" office:value="16"/>
          <table:table-cell table:style-name="ce1" office:value-type="string">
            <text:p>-</text:p>
          </table:table-cell>
          <table:table-cell table:style-name="ce1" office:value-type="float" office:value="24"/>
          <table:table-cell table:style-name="ce1" office:value-type="float" office:value="20"/>
          <table:table-cell table:style-name="ce1" office:value-type="float" office:value="2"/>
        </table:table-row>
        <table:table-row table:style-name="ro1">
          <table:table-cell table:style-name="ce1" office:value-type="string">
            <text:p>    Sergipe</text:p>
          </table:table-cell>
          <table:table-cell table:style-name="ce1" office:value-type="float" office:value="75"/>
          <table:table-cell table:style-name="ce1" office:value-type="float" office:value="63"/>
          <table:table-cell table:style-name="ce1" office:value-type="float" office:value="25"/>
          <table:table-cell table:style-name="ce1" office:value-type="float" office:value="6"/>
          <table:table-cell table:style-name="ce1" office:value-type="float" office:value="21"/>
          <table:table-cell table:style-name="ce1" office:value-type="float" office:value="2"/>
          <table:table-cell table:style-name="ce1" office:value-type="float" office:value="1"/>
          <table:table-cell table:style-name="ce1" office:value-type="float" office:value="62"/>
          <table:table-cell table:style-name="ce1" office:value-type="string">
            <text:p>-</text:p>
          </table:table-cell>
          <table:table-cell table:style-name="ce1" office:value-type="string">
            <text:p>-</text:p>
          </table:table-cell>
          <table:table-cell table:style-name="ce1" office:value-type="float" office:value="12"/>
          <table:table-cell table:style-name="ce1" office:value-type="string">
            <text:p>-</text:p>
          </table:table-cell>
          <table:table-cell table:style-name="ce1" office:value-type="float" office:value="11"/>
          <table:table-cell table:style-name="ce1" office:value-type="float" office:value="15"/>
          <table:table-cell table:style-name="ce1" office:value-type="float" office:value="4"/>
        </table:table-row>
        <table:table-row table:style-name="ro1">
          <table:table-cell table:style-name="ce1" office:value-type="string">
            <text:p>    Bahia</text:p>
          </table:table-cell>
          <table:table-cell table:style-name="ce1" office:value-type="float" office:value="417"/>
          <table:table-cell table:style-name="ce1" office:value-type="float" office:value="266"/>
          <table:table-cell table:style-name="ce1" office:value-type="float" office:value="178"/>
          <table:table-cell table:style-name="ce1" office:value-type="float" office:value="22"/>
          <table:table-cell table:style-name="ce1" office:value-type="float" office:value="202"/>
          <table:table-cell table:style-name="ce1" office:value-type="float" office:value="4"/>
          <table:table-cell table:style-name="ce1" office:value-type="float" office:value="7"/>
          <table:table-cell table:style-name="ce1" office:value-type="float" office:value="208"/>
          <table:table-cell table:style-name="ce1" office:value-type="float" office:value="2"/>
          <table:table-cell table:style-name="ce1" office:value-type="float" office:value="2"/>
          <table:table-cell table:style-name="ce1" office:value-type="float" office:value="78"/>
          <table:table-cell table:style-name="ce1" office:value-type="float" office:value="3"/>
          <table:table-cell table:style-name="ce1" office:value-type="float" office:value="79"/>
          <table:table-cell table:style-name="ce1" office:value-type="float" office:value="102"/>
          <table:table-cell table:style-name="ce1" office:value-type="float" office:value="26"/>
        </table:table-row>
        <table:table-row table:style-name="ro1">
          <table:table-cell table:style-name="ce1" office:value-type="string">
            <text:p>  Sudeste</text:p>
          </table:table-cell>
          <table:table-cell table:style-name="ce1" office:value-type="float" office:value="1668"/>
          <table:table-cell table:style-name="ce1" office:value-type="float" office:value="535"/>
          <table:table-cell table:style-name="ce1" office:value-type="float" office:value="335"/>
          <table:table-cell table:style-name="ce1" office:value-type="float" office:value="69"/>
          <table:table-cell table:style-name="ce1" office:value-type="float" office:value="336"/>
          <table:table-cell table:style-name="ce1" office:value-type="float" office:value="10"/>
          <table:table-cell table:style-name="ce1" office:value-type="float" office:value="17"/>
          <table:table-cell table:style-name="ce1" office:value-type="float" office:value="315"/>
          <table:table-cell table:style-name="ce1" office:value-type="float" office:value="5"/>
          <table:table-cell table:style-name="ce1" office:value-type="float" office:value="10"/>
          <table:table-cell table:style-name="ce1" office:value-type="float" office:value="131"/>
          <table:table-cell table:style-name="ce1" office:value-type="float" office:value="17"/>
          <table:table-cell table:style-name="ce1" office:value-type="float" office:value="108"/>
          <table:table-cell table:style-name="ce1" office:value-type="float" office:value="158"/>
          <table:table-cell table:style-name="ce1" office:value-type="float" office:value="40"/>
        </table:table-row>
        <table:table-row table:style-name="ro1">
          <table:table-cell table:style-name="ce1" office:value-type="string">
            <text:p>    Minas Gerais</text:p>
          </table:table-cell>
          <table:table-cell table:style-name="ce1" office:value-type="float" office:value="853"/>
          <table:table-cell table:style-name="ce1" office:value-type="float" office:value="323"/>
          <table:table-cell table:style-name="ce1" office:value-type="float" office:value="218"/>
          <table:table-cell table:style-name="ce1" office:value-type="float" office:value="23"/>
          <table:table-cell table:style-name="ce1" office:value-type="float" office:value="235"/>
          <table:table-cell table:style-name="ce1" office:value-type="float" office:value="9"/>
          <table:table-cell table:style-name="ce1" office:value-type="float" office:value="17"/>
          <table:table-cell table:style-name="ce1" office:value-type="float" office:value="156"/>
          <table:table-cell table:style-name="ce1" office:value-type="float" office:value="5"/>
          <table:table-cell table:style-name="ce1" office:value-type="float" office:value="6"/>
          <table:table-cell table:style-name="ce1" office:value-type="float" office:value="70"/>
          <table:table-cell table:style-name="ce1" office:value-type="float" office:value="13"/>
          <table:table-cell table:style-name="ce1" office:value-type="float" office:value="68"/>
          <table:table-cell table:style-name="ce1" office:value-type="float" office:value="105"/>
          <table:table-cell table:style-name="ce1" office:value-type="float" office:value="20"/>
        </table:table-row>
        <table:table-row table:style-name="ro1">
          <table:table-cell table:style-name="ce1" office:value-type="string">
            <text:p>    Espírito Santo</text:p>
          </table:table-cell>
          <table:table-cell table:style-name="ce1" office:value-type="float" office:value="78"/>
          <table:table-cell table:style-name="ce1" office:value-type="float" office:value="44"/>
          <table:table-cell table:style-name="ce1" office:value-type="float" office:value="25"/>
          <table:table-cell table:style-name="ce1" office:value-type="float" office:value="8"/>
          <table:table-cell table:style-name="ce1" office:value-type="float" office:value="28"/>
          <table:table-cell table:style-name="ce1" office:value-type="string">
            <text:p>-</text:p>
          </table:table-cell>
          <table:table-cell table:style-name="ce1" office:value-type="string">
            <text:p>-</text:p>
          </table:table-cell>
          <table:table-cell table:style-name="ce1" office:value-type="float" office:value="32"/>
          <table:table-cell table:style-name="ce1" office:value-type="string">
            <text:p>-</text:p>
          </table:table-cell>
          <table:table-cell table:style-name="ce1" office:value-type="float" office:value="4"/>
          <table:table-cell table:style-name="ce1" office:value-type="float" office:value="11"/>
          <table:table-cell table:style-name="ce1" office:value-type="float" office:value="2"/>
          <table:table-cell table:style-name="ce1" office:value-type="float" office:value="7"/>
          <table:table-cell table:style-name="ce1" office:value-type="float" office:value="9"/>
          <table:table-cell table:style-name="ce1" office:value-type="float" office:value="7"/>
        </table:table-row>
        <table:table-row table:style-name="ro1">
          <table:table-cell table:style-name="ce1" office:value-type="string">
            <text:p>    Rio de Janeiro</text:p>
          </table:table-cell>
          <table:table-cell table:style-name="ce1" office:value-type="float" office:value="92"/>
          <table:table-cell table:style-name="ce1" office:value-type="float" office:value="50"/>
          <table:table-cell table:style-name="ce1" office:value-type="float" office:value="29"/>
          <table:table-cell table:style-name="ce1" office:value-type="float" office:value="16"/>
          <table:table-cell table:style-name="ce1" office:value-type="float" office:value="22"/>
          <table:table-cell table:style-name="ce1" office:value-type="float" office:value="1"/>
          <table:table-cell table:style-name="ce1" office:value-type="string">
            <text:p>-</text:p>
          </table:table-cell>
          <table:table-cell table:style-name="ce1" office:value-type="float" office:value="45"/>
          <table:table-cell table:style-name="ce1" office:value-type="string">
            <text:p>-</text:p>
          </table:table-cell>
          <table:table-cell table:style-name="ce1" office:value-type="string">
            <text:p>-</text:p>
          </table:table-cell>
          <table:table-cell table:style-name="ce1" office:value-type="float" office:value="16"/>
          <table:table-cell table:style-name="ce1" office:value-type="string">
            <text:p>-</text:p>
          </table:table-cell>
          <table:table-cell table:style-name="ce1" office:value-type="float" office:value="8"/>
          <table:table-cell table:style-name="ce1" office:value-type="float" office:value="15"/>
          <table:table-cell table:style-name="ce1" office:value-type="float" office:value="2"/>
        </table:table-row>
        <table:table-row table:style-name="ro1">
          <table:table-cell table:style-name="ce1" office:value-type="string">
            <text:p>    São Paulo</text:p>
          </table:table-cell>
          <table:table-cell table:style-name="ce1" office:value-type="float" office:value="645"/>
          <table:table-cell table:style-name="ce1" office:value-type="float" office:value="118"/>
          <table:table-cell table:style-name="ce1" office:value-type="float" office:value="63"/>
          <table:table-cell table:style-name="ce1" office:value-type="float" office:value="22"/>
          <table:table-cell table:style-name="ce1" office:value-type="float" office:value="51"/>
          <table:table-cell table:style-name="ce1" office:value-type="string">
            <text:p>-</text:p>
          </table:table-cell>
          <table:table-cell table:style-name="ce1" office:value-type="string">
            <text:p>-</text:p>
          </table:table-cell>
          <table:table-cell table:style-name="ce1" office:value-type="float" office:value="82"/>
          <table:table-cell table:style-name="ce1" office:value-type="string">
            <text:p>-</text:p>
          </table:table-cell>
          <table:table-cell table:style-name="ce1" office:value-type="string">
            <text:p>-</text:p>
          </table:table-cell>
          <table:table-cell table:style-name="ce1" office:value-type="float" office:value="34"/>
          <table:table-cell table:style-name="ce1" office:value-type="float" office:value="2"/>
          <table:table-cell table:style-name="ce1" office:value-type="float" office:value="25"/>
          <table:table-cell table:style-name="ce1" office:value-type="float" office:value="29"/>
          <table:table-cell table:style-name="ce1" office:value-type="float" office:value="11"/>
        </table:table-row>
        <table:table-row table:style-name="ro1">
          <table:table-cell table:style-name="ce1" office:value-type="string">
            <text:p>  Sul</text:p>
          </table:table-cell>
          <table:table-cell table:style-name="ce1" office:value-type="float" office:value="1188"/>
          <table:table-cell table:style-name="ce1" office:value-type="float" office:value="152"/>
          <table:table-cell table:style-name="ce1" office:value-type="float" office:value="110"/>
          <table:table-cell table:style-name="ce1" office:value-type="float" office:value="19"/>
          <table:table-cell table:style-name="ce1" office:value-type="float" office:value="76"/>
          <table:table-cell table:style-name="ce1" office:value-type="float" office:value="3"/>
          <table:table-cell table:style-name="ce1" office:value-type="float" office:value="4"/>
          <table:table-cell table:style-name="ce1" office:value-type="float" office:value="40"/>
          <table:table-cell table:style-name="ce1" office:value-type="string">
            <text:p>-</text:p>
          </table:table-cell>
          <table:table-cell table:style-name="ce1" office:value-type="float" office:value="1"/>
          <table:table-cell table:style-name="ce1" office:value-type="float" office:value="47"/>
          <table:table-cell table:style-name="ce1" office:value-type="float" office:value="1"/>
          <table:table-cell table:style-name="ce1" office:value-type="float" office:value="26"/>
          <table:table-cell table:style-name="ce1" office:value-type="float" office:value="28"/>
          <table:table-cell table:style-name="ce1" office:value-type="float" office:value="13"/>
        </table:table-row>
        <table:table-row table:style-name="ro1">
          <table:table-cell table:style-name="ce1" office:value-type="string">
            <text:p>    Paraná</text:p>
          </table:table-cell>
          <table:table-cell table:style-name="ce1" office:value-type="float" office:value="399"/>
          <table:table-cell table:style-name="ce1" office:value-type="float" office:value="77"/>
          <table:table-cell table:style-name="ce1" office:value-type="float" office:value="53"/>
          <table:table-cell table:style-name="ce1" office:value-type="float" office:value="8"/>
          <table:table-cell table:style-name="ce1" office:value-type="float" office:value="36"/>
          <table:table-cell table:style-name="ce1" office:value-type="float" office:value="2"/>
          <table:table-cell table:style-name="ce1" office:value-type="float" office:value="3"/>
          <table:table-cell table:style-name="ce1" office:value-type="float" office:value="34"/>
          <table:table-cell table:style-name="ce1" office:value-type="string">
            <text:p>-</text:p>
          </table:table-cell>
          <table:table-cell table:style-name="ce1" office:value-type="float" office:value="1"/>
          <table:table-cell table:style-name="ce1" office:value-type="float" office:value="26"/>
          <table:table-cell table:style-name="ce1" office:value-type="float" office:value="1"/>
          <table:table-cell table:style-name="ce1" office:value-type="float" office:value="15"/>
          <table:table-cell table:style-name="ce1" office:value-type="float" office:value="18"/>
          <table:table-cell table:style-name="ce1" office:value-type="float" office:value="5"/>
        </table:table-row>
        <table:table-row table:style-name="ro1">
          <table:table-cell table:style-name="ce1" office:value-type="string">
            <text:p>    Santa Catarina</text:p>
          </table:table-cell>
          <table:table-cell table:style-name="ce1" office:value-type="float" office:value="293"/>
          <table:table-cell table:style-name="ce1" office:value-type="float" office:value="32"/>
          <table:table-cell table:style-name="ce1" office:value-type="float" office:value="28"/>
          <table:table-cell table:style-name="ce1" office:value-type="float" office:value="8"/>
          <table:table-cell table:style-name="ce1" office:value-type="float" office:value="19"/>
          <table:table-cell table:style-name="ce1" office:value-type="string">
            <text:p>-</text:p>
          </table:table-cell>
          <table:table-cell table:style-name="ce1" office:value-type="string">
            <text:p>-</text:p>
          </table:table-cell>
          <table:table-cell table:style-name="ce1" office:value-type="float" office:value="2"/>
          <table:table-cell table:style-name="ce1" office:value-type="string">
            <text:p>-</text:p>
          </table:table-cell>
          <table:table-cell table:style-name="ce1" office:value-type="string">
            <text:p>-</text:p>
          </table:table-cell>
          <table:table-cell table:style-name="ce1" office:value-type="float" office:value="9"/>
          <table:table-cell table:style-name="ce1" office:value-type="string">
            <text:p>-</text:p>
          </table:table-cell>
          <table:table-cell table:style-name="ce1" office:value-type="float" office:value="5"/>
          <table:table-cell table:style-name="ce1" office:value-type="float" office:value="3"/>
          <table:table-cell table:style-name="ce1" office:value-type="float" office:value="4"/>
        </table:table-row>
        <table:table-row table:style-name="ro1">
          <table:table-cell table:style-name="ce1" office:value-type="string">
            <text:p>    Rio Grande do Sul</text:p>
          </table:table-cell>
          <table:table-cell table:style-name="ce1" office:value-type="float" office:value="496"/>
          <table:table-cell table:style-name="ce1" office:value-type="float" office:value="43"/>
          <table:table-cell table:style-name="ce1" office:value-type="float" office:value="29"/>
          <table:table-cell table:style-name="ce1" office:value-type="float" office:value="3"/>
          <table:table-cell table:style-name="ce1" office:value-type="float" office:value="21"/>
          <table:table-cell table:style-name="ce1" office:value-type="float" office:value="1"/>
          <table:table-cell table:style-name="ce1" office:value-type="float" office:value="1"/>
          <table:table-cell table:style-name="ce1" office:value-type="float" office:value="4"/>
          <table:table-cell table:style-name="ce1" office:value-type="string">
            <text:p>-</text:p>
          </table:table-cell>
          <table:table-cell table:style-name="ce1" office:value-type="string">
            <text:p>-</text:p>
          </table:table-cell>
          <table:table-cell table:style-name="ce1" office:value-type="float" office:value="12"/>
          <table:table-cell table:style-name="ce1" office:value-type="string">
            <text:p>-</text:p>
          </table:table-cell>
          <table:table-cell table:style-name="ce1" office:value-type="float" office:value="6"/>
          <table:table-cell table:style-name="ce1" office:value-type="float" office:value="7"/>
          <table:table-cell table:style-name="ce1" office:value-type="float" office:value="4"/>
        </table:table-row>
        <table:table-row table:style-name="ro1">
          <table:table-cell table:style-name="ce1" office:value-type="string">
            <text:p>  Centro-Oeste</text:p>
          </table:table-cell>
          <table:table-cell table:style-name="ce1" office:value-type="float" office:value="466"/>
          <table:table-cell table:style-name="ce1" office:value-type="float" office:value="158"/>
          <table:table-cell table:style-name="ce1" office:value-type="float" office:value="96"/>
          <table:table-cell table:style-name="ce1" office:value-type="float" office:value="5"/>
          <table:table-cell table:style-name="ce1" office:value-type="float" office:value="75"/>
          <table:table-cell table:style-name="ce1" office:value-type="float" office:value="1"/>
          <table:table-cell table:style-name="ce1" office:value-type="float" office:value="2"/>
          <table:table-cell table:style-name="ce1" office:value-type="float" office:value="115"/>
          <table:table-cell table:style-name="ce1" office:value-type="float" office:value="1"/>
          <table:table-cell table:style-name="ce1" office:value-type="float" office:value="4"/>
          <table:table-cell table:style-name="ce1" office:value-type="float" office:value="23"/>
          <table:table-cell table:style-name="ce1" office:value-type="float" office:value="4"/>
          <table:table-cell table:style-name="ce1" office:value-type="float" office:value="26"/>
          <table:table-cell table:style-name="ce1" office:value-type="float" office:value="26"/>
          <table:table-cell table:style-name="ce1" office:value-type="float" office:value="9"/>
        </table:table-row>
        <table:table-row table:style-name="ro1">
          <table:table-cell table:style-name="ce1" office:value-type="string">
            <text:p>    Mato Grosso do Sul</text:p>
          </table:table-cell>
          <table:table-cell table:style-name="ce1" office:value-type="float" office:value="78"/>
          <table:table-cell table:style-name="ce1" office:value-type="float" office:value="33"/>
          <table:table-cell table:style-name="ce1" office:value-type="float" office:value="22"/>
          <table:table-cell table:style-name="ce1" office:value-type="float" office:value="1"/>
          <table:table-cell table:style-name="ce1" office:value-type="float" office:value="17"/>
          <table:table-cell table:style-name="ce1" office:value-type="string">
            <text:p>-</text:p>
          </table:table-cell>
          <table:table-cell table:style-name="ce1" office:value-type="string">
            <text:p>-</text:p>
          </table:table-cell>
          <table:table-cell table:style-name="ce1" office:value-type="float" office:value="20"/>
          <table:table-cell table:style-name="ce1" office:value-type="string">
            <text:p>-</text:p>
          </table:table-cell>
          <table:table-cell table:style-name="ce1" office:value-type="string">
            <text:p>-</text:p>
          </table:table-cell>
          <table:table-cell table:style-name="ce1" office:value-type="float" office:value="6"/>
          <table:table-cell table:style-name="ce1" office:value-type="float" office:value="1"/>
          <table:table-cell table:style-name="ce1" office:value-type="float" office:value="6"/>
          <table:table-cell table:style-name="ce1" office:value-type="float" office:value="5"/>
          <table:table-cell table:style-name="ce1" office:value-type="float" office:value="4"/>
        </table:table-row>
        <table:table-row table:style-name="ro1">
          <table:table-cell table:style-name="ce1" office:value-type="string">
            <text:p>    Mato Grosso</text:p>
          </table:table-cell>
          <table:table-cell table:style-name="ce1" office:value-type="float" office:value="141"/>
          <table:table-cell table:style-name="ce1" office:value-type="float" office:value="60"/>
          <table:table-cell table:style-name="ce1" office:value-type="float" office:value="36"/>
          <table:table-cell table:style-name="ce1" office:value-type="float" office:value="2"/>
          <table:table-cell table:style-name="ce1" office:value-type="float" office:value="25"/>
          <table:table-cell table:style-name="ce1" office:value-type="string">
            <text:p>-</text:p>
          </table:table-cell>
          <table:table-cell table:style-name="ce1" office:value-type="string">
            <text:p>-</text:p>
          </table:table-cell>
          <table:table-cell table:style-name="ce1" office:value-type="float" office:value="45"/>
          <table:table-cell table:style-name="ce1" office:value-type="float" office:value="1"/>
          <table:table-cell table:style-name="ce1" office:value-type="float" office:value="4"/>
          <table:table-cell table:style-name="ce1" office:value-type="float" office:value="5"/>
          <table:table-cell table:style-name="ce1" office:value-type="string">
            <text:p>-</text:p>
          </table:table-cell>
          <table:table-cell table:style-name="ce1" office:value-type="float" office:value="8"/>
          <table:table-cell table:style-name="ce1" office:value-type="float" office:value="12"/>
          <table:table-cell table:style-name="ce1" office:value-type="float" office:value="1"/>
        </table:table-row>
        <table:table-row table:style-name="ro1">
          <table:table-cell table:style-name="ce1" office:value-type="string">
            <text:p>    Goiás</text:p>
          </table:table-cell>
          <table:table-cell table:style-name="ce1" office:value-type="float" office:value="246"/>
          <table:table-cell table:style-name="ce1" office:value-type="float" office:value="65"/>
          <table:table-cell table:style-name="ce1" office:value-type="float" office:value="38"/>
          <table:table-cell table:style-name="ce1" office:value-type="float" office:value="2"/>
          <table:table-cell table:style-name="ce1" office:value-type="float" office:value="33"/>
          <table:table-cell table:style-name="ce1" office:value-type="float" office:value="1"/>
          <table:table-cell table:style-name="ce1" office:value-type="float" office:value="2"/>
          <table:table-cell table:style-name="ce1" office:value-type="float" office:value="50"/>
          <table:table-cell table:style-name="ce1" office:value-type="string">
            <text:p>-</text:p>
          </table:table-cell>
          <table:table-cell table:style-name="ce1" office:value-type="string">
            <text:p>-</text:p>
          </table:table-cell>
          <table:table-cell table:style-name="ce1" office:value-type="float" office:value="12"/>
          <table:table-cell table:style-name="ce1" office:value-type="float" office:value="3"/>
          <table:table-cell table:style-name="ce1" office:value-type="float" office:value="12"/>
          <table:table-cell table:style-name="ce1" office:value-type="float" office:value="9"/>
          <table:table-cell table:style-name="ce1" office:value-type="float" office:value="4"/>
        </table:table-row>
        <table:table-row table:style-name="ro1">
          <table:table-cell table:style-name="ce1" office:value-type="string">
            <text:p>    Distrito Federal</text:p>
          </table:table-cell>
          <table:table-cell table:style-name="ce1" office:value-type="float" office:value="1"/>
          <table:table-cell table:style-name="ce1" office:value-type="string">
            <text:p>-</text:p>
          </table:table-cell>
          <table:table-cell table:style-name="ce1" office:value-type="string">
            <text:p>-</text:p>
          </table:table-cell>
          <table:table-cell table:style-name="ce1" office:value-type="string">
            <text:p>-</text:p>
          </table:table-cell>
          <table:table-cell table:style-name="ce1" office:value-type="string">
            <text:p>-</text:p>
          </table:table-cell>
          <table:table-cell table:style-name="ce1" office:value-type="string">
            <text:p>-</text:p>
          </table:table-cell>
          <table:table-cell table:style-name="ce1" office:value-type="string">
            <text:p>-</text:p>
          </table:table-cell>
          <table:table-cell table:style-name="ce1" office:value-type="string">
            <text:p>-</text:p>
          </table:table-cell>
          <table:table-cell table:style-name="ce1" office:value-type="string">
            <text:p>-</text:p>
          </table:table-cell>
          <table:table-cell table:style-name="ce1" office:value-type="string">
            <text:p>-</text:p>
          </table:table-cell>
          <table:table-cell table:style-name="ce1" office:value-type="string">
            <text:p>-</text:p>
          </table:table-cell>
          <table:table-cell table:style-name="ce1" office:value-type="string">
            <text:p>-</text:p>
          </table:table-cell>
          <table:table-cell table:style-name="ce1" office:value-type="string">
            <text:p>-</text:p>
          </table:table-cell>
          <table:table-cell table:style-name="ce1" office:value-type="string">
            <text:p>-</text:p>
          </table:table-cell>
          <table:table-cell table:style-name="ce1" office:value-type="string">
            <text:p>-</text:p>
          </table:table-cell>
        </table:table-row>
        <table:table-row table:style-name="ro1">
          <table:table-cell table:style-name="ce1" office:value-type="string">
            <text:p>Fonte: IBGE - Pesquisa Nacional de Saneamento Básico</text:p>
          </table:table-cell>
        </table:table-row>
      </table:table>
      <table:table table:name="Notas" table:style-name="ta1">
        <table:table-row table:style-name="ro1">
          <table:table-cell table:style-name="ce1" office:value-type="string">
            <text:p>Notas</text:p>
          </table:table-cell>
        </table:table-row>
        <table:table-row table:style-name="ro1">
          <table:table-cell table:style-name="ce1" office:value-type="string">
            <text:p>1 - O município pode ter ocorrência de mais de um tipo de doença relacionada ao saneamento básico.</text:p>
          </table:table-cell>
        </table:table-row>
        <table:table-row table:style-name="ro1">
          <table:table-cell table:style-name="ce1" office:value-type="string">
            <text:p/>
          </table:table-cell>
        </table:table-row>
        <table:table-row table:style-name="ro1">
          <table:table-cell table:style-name="ce1" office:value-type="string">
            <text:p>Legenda</text:p>
          </table:table-cell>
        </table:table-row>
        <table:table-row table:style-name="ro1">
          <table:table-cell table:style-name="ce1" office:value-type="string">
            <text:p>Símbolo</text:p>
          </table:table-cell>
          <table:table-cell table:style-name="ce1" office:value-type="string">
            <text:p>Significado</text:p>
          </table:table-cell>
        </table:table-row>
        <table:table-row table:style-name="ro1">
          <table:table-cell table:style-name="ce1" office:value-type="string">
            <text:p>-</text:p>
          </table:table-cell>
          <table:table-cell table:style-name="ce1" office:value-type="string">
            <text:p>Zero absoluto, não resultante de um cálculo ou arredondamento.
Ex: Em determinado município não existem pessoas de 14 anos de idade sem instrução.</text:p>
          </table:table-cell>
        </table:table-row>
        <table:table-row table:style-name="ro1">
          <table:table-cell table:style-name="ce1" office:value-type="float" office:value="0"/>
          <table:table-cell table:style-name="ce1" office:value-type="string">
            <text:p>Zero resultante de um cálculo ou arredondamento.
Ex: A inflação do feijão em determinada Região Metropolitana foi 0.
Determinado município produziu 400 kg de sementes de girassol e os dados da tabela são expressos em toneladas.</text:p>
          </table:table-cell>
        </table:table-row>
        <table:table-row table:style-name="ro1">
          <table:table-cell table:style-name="ce1" office:value-type="string">
            <text:p>X</text:p>
          </table:table-cell>
          <table:table-cell table:style-name="ce1" office:value-type="string">
            <text:p>Valor inibido para não identificar o informante.
Ex: Determinado município só possui uma empresa produtora de cimento, logo o valor de sua produção deve ser inibido.</text:p>
          </table:table-cell>
        </table:table-row>
        <table:table-row table:style-name="ro1">
          <table:table-cell table:style-name="ce1" office:value-type="string">
            <text:p>..</text:p>
          </table:table-cell>
          <table:table-cell table:style-name="ce1" office:value-type="string">
            <text:p>Valor não se aplica.
Ex: Não se pode obter o total da produção agrícola em determinado município quando os produtos agrícolas são contabilizados com unidades de medida distintas.</text:p>
          </table:table-cell>
        </table:table-row>
        <table:table-row table:style-name="ro1">
          <table:table-cell table:style-name="ce1" office:value-type="string">
            <text:p>...</text:p>
          </table:table-cell>
          <table:table-cell table:style-name="ce1" office:value-type="string">
            <text:p>Valor não disponível.
Ex: A produção de feijão em determinado município não foi pesquisada ou determinado município não existia no ano da pesquisa.</text:p>
          </table:table-cell>
        </table:table-row>
        <table:table-row table:style-name="ro1">
          <table:table-cell table:style-name="ce1" office:value-type="string">
            <text:p>A a Z
(exceto X)</text:p>
          </table:table-cell>
          <table:table-cell table:style-name="ce1" office:value-type="string">
            <text:p>Significa uma faixa de valores. Varia em função da tabela (se for o caso).
Ex: O nível de precisão da produção estimada de combustíveis está na faixa A (95 a 100%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IBGE/SIDRA/1.0</meta:generator>
    <dc:creator>API Sidra</dc:creator>
    <dc:date>2020-11-24T21:56:28.000Z</dc:date>
  </office:meta>
</office:document-meta>
</file>